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idToKeyBidiMapImpl.put( String key , long 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IDPlusFolderMailRepository.createAdapter( Folder f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dToKeyBidiMapImpl.getByUid( long 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DPlusFolderMailRepository.remove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UIDPlusFolderMailRepository.setUidToKeyBidiMap( UidToKeyBidiMap uidToKeyBidi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DPlusFolderMailRepository.addUIDMessage( Message mes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UidToKeyBidiMapImpl.UidToKeyBidiMap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idToKeyBidiMapImpl.retainAllListedAndAddedByKeys( final String [ ] before , final Collection li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IDPlusFolderMailRepository.lis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UidToKeyBidiMapImpl.getByKey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idToKeyBidiMapImpl.contains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dToKeyBidiMapImpl.ge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IDPlusFolderMailRepository.getMessageFromInbox( String key , UIDFolder inbo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idToKeyBidiMapImpl.removeByKey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IDPlusFolderMailRepository.store( Mail m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UIDPlusFolderMailRepository.retriev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IDPlusFolderMailRepository.getUidToKeyBidi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